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586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88cm" fo:min-width="0cm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4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.086cm" svg:height="9.143cm" svg:x="6.522cm" svg:y="0.52cm">
          <text:p text:style-name="P1"><text:span text:style-name="T1">IOb-KNN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6.522cm" svg:y1="1.091cm" svg:x2="4.008cm" svg:y2="1.091cm">
          <text:p/>
        </draw:line>
        <draw:frame draw:style-name="gr3" draw:text-style-name="P4" draw:layer="layout" svg:width="2.171cm" svg:height="1.723cm" svg:x="2.759cm" svg:y="0.577cm">
          <draw:text-box>
            <text:p><text:span text:style-name="T2">clk</text:span></text:p>
          </draw:text-box>
        </draw:frame>
        <draw:line draw:style-name="gr2" draw:text-style-name="P3" draw:layer="layout" svg:x1="6.522cm" svg:y1="1.954cm" svg:x2="4.008cm" svg:y2="1.954cm">
          <text:p/>
        </draw:line>
        <draw:frame draw:style-name="gr4" draw:text-style-name="P4" draw:layer="layout" svg:width="1.913cm" svg:height="1.638cm" svg:x="2.734cm" svg:y="1.439cm">
          <draw:text-box>
            <text:p><text:span text:style-name="T2">rst</text:span></text:p>
          </draw:text-box>
        </draw:frame>
        <draw:line draw:style-name="gr5" draw:text-style-name="P3" draw:layer="layout" svg:x1="6.522cm" svg:y1="7.92cm" svg:x2="2.979cm" svg:y2="7.92cm">
          <text:p/>
        </draw:line>
        <draw:frame draw:style-name="gr6" draw:text-style-name="P4" draw:layer="layout" svg:width="3.222cm" svg:height="1.167cm" svg:x="0.349cm" svg:y="7.351cm">
          <draw:text-box>
            <text:p><text:span text:style-name="T2">CPU i/f</text:span></text:p>
          </draw:text-box>
        </draw:frame>
        <draw:line draw:style-name="gr2" draw:text-style-name="P3" draw:layer="layout" svg:x1="6.544cm" svg:y1="3.02cm" svg:x2="4.03cm" svg:y2="3.02cm">
          <text:p/>
        </draw:line>
        <draw:frame draw:style-name="gr7" draw:text-style-name="P4" draw:layer="layout" svg:width="3.538cm" svg:height="1.234cm" svg:x="0.752cm" svg:y="2.532cm">
          <draw:text-box>
            <text:p><text:span text:style-name="T2">(x;y) of X</text:span></text:p>
          </draw:text-box>
        </draw:frame>
        <draw:line draw:style-name="gr2" draw:text-style-name="P3" draw:layer="layout" svg:x1="6.597cm" svg:y1="4.073cm" svg:x2="4.083cm" svg:y2="4.073cm">
          <text:p/>
        </draw:line>
        <draw:frame draw:style-name="gr8" draw:text-style-name="P6" draw:layer="layout" svg:width="4.337cm" svg:height="0.78cm" svg:x="0.204cm" svg:y="3.694cm">
          <draw:text-box>
            <text:p text:style-name="P5"><text:span text:style-name="T3">(x;y;label) of data</text:span></text:p>
          </draw:text-box>
        </draw:frame>
        <draw:line draw:style-name="gr2" draw:text-style-name="P3" draw:layer="layout" svg:x1="6.519cm" svg:y1="5.22cm" svg:x2="4.005cm" svg:y2="5.22cm">
          <text:p/>
        </draw:line>
        <draw:line draw:style-name="gr2" draw:text-style-name="P3" draw:layer="layout" svg:x1="6.494cm" svg:y1="6.12cm" svg:x2="3.98cm" svg:y2="6.12cm">
          <text:p/>
        </draw:line>
        <draw:frame draw:style-name="gr7" draw:text-style-name="P4" draw:layer="layout" svg:width="1.299cm" svg:height="1.234cm" svg:x="2.818cm" svg:y="4.685cm">
          <draw:text-box>
            <text:p><text:span text:style-name="T2">nk</text:span></text:p>
          </draw:text-box>
        </draw:frame>
        <draw:frame draw:style-name="gr9" draw:text-style-name="P4" draw:layer="layout" svg:width="2.944cm" svg:height="1.1cm" svg:x="1.474cm" svg:y="5.585cm">
          <draw:text-box>
            <text:p><text:span text:style-name="T2">control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07:22.101972148</meta:creation-date>
    <dc:date>2021-01-02T18:36:49.814656583</dc:date>
    <meta:editing-duration>PT26M19S</meta:editing-duration>
    <meta:editing-cycles>12</meta:editing-cycles>
    <meta:generator>LibreOffice/6.4.6.2$Linux_X86_64 LibreOffice_project/40$Build-2</meta:generator>
    <meta:document-statistic meta:object-count="15"/>
  </office:meta>
</office:document-meta>
</file>